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4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7" table:default-cell-style-name="ce4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6" calcext:value-type="date">
            <text:p>2020-04-26</text:p>
          </table:table-cell>
          <table:table-cell table:formula="of:=SUM([.E905:.E929])" office:value-type="float" office:value="27517" calcext:value-type="float">
            <text:p>27517</text:p>
          </table:table-cell>
          <table:table-cell table:formula="of:=SUM([.F905:.F929])"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  <table:table-cell office:value-type="float" office:value="205230" calcext:value-type="float">
            <text:p>205230</text:p>
          </table:table-cell>
          <table:table-cell table:formula="of:=SUM([.I905:.I929])" office:value-type="float" office:value="12725" calcext:value-type="float">
            <text:p>12725</text:p>
          </table:table-cell>
          <table:table-cell table:formula="of:=SUM([.J905:.J929])" office:value-type="float" office:value="14792" calcext:value-type="float">
            <text:p>14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7" calcext:value-type="date">
            <text:p>2020-04-27</text:p>
          </table:table-cell>
          <table:table-cell table:formula="of:=SUM([.E931:.E955])" office:value-type="float" office:value="28699" calcext:value-type="float">
            <text:p>28699</text:p>
          </table:table-cell>
          <table:table-cell table:formula="of:=SUM([.F931:.F955])" office:value-type="float" office:value="782" calcext:value-type="float">
            <text:p>782</text:p>
          </table:table-cell>
          <table:table-cell office:value-type="float" office:value="8425" calcext:value-type="float">
            <text:p>8425</text:p>
          </table:table-cell>
          <table:table-cell office:value-type="float" office:value="210864" calcext:value-type="float">
            <text:p>210864</text:p>
          </table:table-cell>
          <table:table-cell table:formula="of:=SUM([.I931:.I955])" office:value-type="float" office:value="13132" calcext:value-type="float">
            <text:p>13132</text:p>
          </table:table-cell>
          <table:table-cell table:formula="of:=SUM([.J931:.J955])" office:value-type="float" office:value="15567" calcext:value-type="float">
            <text:p>15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8" calcext:value-type="float">
            <text:p>108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98" calcext:value-type="float">
            <text:p>59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64" calcext:value-type="float">
            <text:p>64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2" calcext:value-type="float">
            <text:p>72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933" calcext:value-type="float">
            <text:p>2933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68" calcext:value-type="float">
            <text:p>16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31" calcext:value-type="float">
            <text:p>33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85" calcext:value-type="float">
            <text:p>58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814" calcext:value-type="float">
            <text:p>1814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048" calcext:value-type="float">
            <text:p>20048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2"/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1" calcext:value-type="float">
            <text:p>88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7" calcext:value-type="float">
            <text:p>97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60" calcext:value-type="float">
            <text:p>960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" calcext:value-type="float">
            <text:p>8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78" calcext:value-type="float">
            <text:p>17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8" calcext:value-type="date">
            <text:p>2020-04-28</text:p>
          </table:table-cell>
          <table:table-cell table:formula="of:=SUM([.E957:.E981])" office:value-type="float" office:value="31190" calcext:value-type="float">
            <text:p>31190</text:p>
          </table:table-cell>
          <table:table-cell table:formula="of:=SUM([.F957:.F981])" office:value-type="float" office:value="854" calcext:value-type="float">
            <text:p>854</text:p>
          </table:table-cell>
          <table:table-cell office:value-type="float" office:value="9179" calcext:value-type="float">
            <text:p>9179</text:p>
          </table:table-cell>
          <table:table-cell office:value-type="float" office:value="236422" calcext:value-type="float">
            <text:p>236422</text:p>
          </table:table-cell>
          <table:table-cell table:formula="of:=SUM([.I957:.I981])" office:value-type="float" office:value="13742" calcext:value-type="float">
            <text:p>13742</text:p>
          </table:table-cell>
          <table:table-cell table:formula="of:=SUM([.J957:.J981])" office:value-type="float" office:value="17448" calcext:value-type="float">
            <text:p>17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9" calcext:value-type="float">
            <text:p>119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30" calcext:value-type="float">
            <text:p>63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12" calcext:value-type="float">
            <text:p>41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6" calcext:value-type="float">
            <text:p>6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9" calcext:value-type="float">
            <text:p>52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0" calcext:value-type="float">
            <text:p>80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101" calcext:value-type="float">
            <text:p>310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2145" calcext:value-type="float">
            <text:p>21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9" calcext:value-type="float">
            <text:p>16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73" calcext:value-type="float">
            <text:p>37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15" calcext:value-type="float">
            <text:p>61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16" calcext:value-type="float">
            <text:p>41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956" calcext:value-type="float">
            <text:p>1956</text:p>
          </table:table-cell>
          <table:table-cell table:style-name="ce4" office:value-type="float" office:value="172" calcext:value-type="float">
            <text:p>172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176" calcext:value-type="float">
            <text:p>1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1854" calcext:value-type="float">
            <text:p>21854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2"/>
          <table:table-cell office:value-type="float" office:value="10109" calcext:value-type="float">
            <text:p>10109</text:p>
          </table:table-cell>
          <table:table-cell office:value-type="float" office:value="11745" calcext:value-type="float">
            <text:p>117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03" calcext:value-type="float">
            <text:p>100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5" calcext:value-type="float">
            <text:p>105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1" calcext:value-type="float">
            <text:p>111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80" calcext:value-type="float">
            <text:p>1080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9" calcext:value-type="float">
            <text:p>8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6" calcext:value-type="float">
            <text:p>52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9" calcext:value-type="date">
            <text:p>2020-04-29</text:p>
          </table:table-cell>
          <table:table-cell table:formula="of:=SUM([.E983:.E1007])" office:value-type="float" office:value="33931" calcext:value-type="float">
            <text:p>33931</text:p>
          </table:table-cell>
          <table:table-cell table:formula="of:=SUM([.F983:.F1007])" office:value-type="float" office:value="943" calcext:value-type="float">
            <text:p>943</text:p>
          </table:table-cell>
          <table:table-cell office:value-type="float" office:value="10037" calcext:value-type="float">
            <text:p>10037</text:p>
          </table:table-cell>
          <table:table-cell office:value-type="float" office:value="262331" calcext:value-type="float">
            <text:p>262331</text:p>
          </table:table-cell>
          <table:table-cell table:formula="of:=SUM([.I983:.I1007])" office:value-type="float" office:value="14384" calcext:value-type="float">
            <text:p>14384</text:p>
          </table:table-cell>
          <table:table-cell table:formula="of:=SUM([.J983:.J1007])" office:value-type="float" office:value="19547" calcext:value-type="float">
            <text:p>19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2" calcext:value-type="float">
            <text:p>1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93" calcext:value-type="float">
            <text:p>69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72" calcext:value-type="float">
            <text:p>47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71" calcext:value-type="float">
            <text:p>57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369" calcext:value-type="float">
            <text:p>36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219" calcext:value-type="float">
            <text:p>321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2244" calcext:value-type="float">
            <text:p>22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42" calcext:value-type="float">
            <text:p>3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55" calcext:value-type="float">
            <text:p>45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76" calcext:value-type="float">
            <text:p>217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1373" calcext:value-type="float">
            <text:p>137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561" calcext:value-type="float">
            <text:p>23561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0401" calcext:value-type="float">
            <text:p>10401</text:p>
          </table:table-cell>
          <table:table-cell office:value-type="float" office:value="13160" calcext:value-type="float">
            <text:p>13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2" calcext:value-type="float">
            <text:p>120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7" calcext:value-type="float">
            <text:p>120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984" calcext:value-type="float">
            <text:p>98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71" calcext:value-type="float">
            <text:p>67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76" calcext:value-type="float">
            <text:p>57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30" calcext:value-type="date">
            <text:p>2020-04-30</text:p>
          </table:table-cell>
          <table:table-cell table:formula="of:=SUM([.E1009:.E1033])" office:value-type="float" office:value="36976" calcext:value-type="float">
            <text:p>36976</text:p>
          </table:table-cell>
          <table:table-cell table:formula="of:=SUM([.F1009:.F1033])" office:value-type="float" office:value="1051" calcext:value-type="float">
            <text:p>1051</text:p>
          </table:table-cell>
          <table:table-cell office:value-type="float" office:value="10405" calcext:value-type="float">
            <text:p>10405</text:p>
          </table:table-cell>
          <table:table-cell office:value-type="float" office:value="281276" calcext:value-type="float">
            <text:p>281276</text:p>
          </table:table-cell>
          <table:table-cell table:formula="of:=SUM([.I1009:.I1033])" office:value-type="float" office:value="14956" calcext:value-type="float">
            <text:p>14956</text:p>
          </table:table-cell>
          <table:table-cell table:formula="of:=SUM([.J1009:.J1033])" office:value-type="float" office:value="22020" calcext:value-type="float">
            <text:p>2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9" calcext:value-type="float">
            <text:p>129</text:p>
          </table:table-cell>
          <table:table-cell table:style-name="ce4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22" calcext:value-type="float">
            <text:p>822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598" calcext:value-type="float">
            <text:p>5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3" calcext:value-type="float">
            <text:p>83</text:p>
          </table:table-cell>
          <table:table-cell table:style-name="ce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624" calcext:value-type="float">
            <text:p>62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410" calcext:value-type="float">
            <text:p>41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4" calcext:value-type="float">
            <text:p>104</text:p>
          </table:table-cell>
          <table:table-cell table:style-name="ce4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458" calcext:value-type="float">
            <text:p>3458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2437" calcext:value-type="float">
            <text:p>243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1" calcext:value-type="float">
            <text:p>22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6" calcext:value-type="float">
            <text:p>20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64" calcext:value-type="float">
            <text:p>36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436" calcext:value-type="float">
            <text:p>43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78" calcext:value-type="float">
            <text:p>27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97" calcext:value-type="float">
            <text:p>4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360" calcext:value-type="float">
            <text:p>2360</text:p>
          </table:table-cell>
          <table:table-cell table:style-name="ce4" office:value-type="float" office:value="194" calcext:value-type="float">
            <text:p>194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1529" calcext:value-type="float">
            <text:p>152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5718" calcext:value-type="float">
            <text:p>25718</text:p>
          </table:table-cell>
          <table:table-cell table:style-name="ce4" office:value-type="float" office:value="491" calcext:value-type="float">
            <text:p>491</text:p>
          </table:table-cell>
          <table:table-cell table:number-columns-repeated="2"/>
          <table:table-cell office:value-type="float" office:value="10748" calcext:value-type="float">
            <text:p>10748</text:p>
          </table:table-cell>
          <table:table-cell office:value-type="float" office:value="14970" calcext:value-type="float">
            <text:p>1497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55" calcext:value-type="float">
            <text:p>1355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3" calcext:value-type="float">
            <text:p>123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2" calcext:value-type="float">
            <text:p>1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96" calcext:value-type="float">
            <text:p>1396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163" calcext:value-type="float">
            <text:p>116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48" calcext:value-type="float">
            <text:p>24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6" calcext:value-type="float">
            <text:p>12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26" calcext:value-type="float">
            <text:p>326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65" calcext:value-type="float">
            <text:p>6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1" calcext:value-type="date">
            <text:p>2020-05-01</text:p>
          </table:table-cell>
          <table:table-cell table:formula="of:=SUM([.E1035:.E1059])" office:value-type="float" office:value="40459" calcext:value-type="float">
            <text:p>40459</text:p>
          </table:table-cell>
          <table:table-cell table:formula="of:=SUM([.F1035:.F1059])" office:value-type="float" office:value="1124" calcext:value-type="float">
            <text:p>1124</text:p>
          </table:table-cell>
          <table:table-cell office:value-type="float" office:value="11129" calcext:value-type="float">
            <text:p>11129</text:p>
          </table:table-cell>
          <table:table-cell office:value-type="float" office:value="302039" calcext:value-type="float">
            <text:p>302039</text:p>
          </table:table-cell>
          <table:table-cell table:formula="of:=SUM([.I1035:.I1059])" office:value-type="float" office:value="15540" calcext:value-type="float">
            <text:p>15540</text:p>
          </table:table-cell>
          <table:table-cell table:formula="of:=SUM([.J1035:.J1059])" office:value-type="float" office:value="24919" calcext:value-type="float">
            <text:p>24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907" calcext:value-type="float">
            <text:p>90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674" calcext:value-type="float">
            <text:p>6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34" calcext:value-type="float">
            <text:p>4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7" calcext:value-type="float">
            <text:p>11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543" calcext:value-type="float">
            <text:p>354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2478" calcext:value-type="float">
            <text:p>24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33" calcext:value-type="float">
            <text:p>2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584" calcext:value-type="float">
            <text:p>5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366" calcext:value-type="float">
            <text:p>3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290" calcext:value-type="float">
            <text:p>2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567" calcext:value-type="float">
            <text:p>5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548" calcext:value-type="float">
            <text:p>2548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1686" calcext:value-type="float">
            <text:p>168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908" calcext:value-type="float">
            <text:p>26908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1204" calcext:value-type="float">
            <text:p>11204</text:p>
          </table:table-cell>
          <table:table-cell office:value-type="float" office:value="15704" calcext:value-type="float">
            <text:p>157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25" calcext:value-type="float">
            <text:p>142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275" calcext:value-type="float">
            <text:p>2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92" calcext:value-type="float">
            <text:p>149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1254" calcext:value-type="float">
            <text:p>12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4" calcext:value-type="float">
            <text:p>12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62" calcext:value-type="float">
            <text:p>26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26" calcext:value-type="float">
            <text:p>82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31" calcext:value-type="float">
            <text:p>73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2" calcext:value-type="date">
            <text:p>2020-05-02</text:p>
          </table:table-cell>
          <table:table-cell table:formula="of:=SUM([.E1061:.E1085])" office:value-type="float" office:value="42534" calcext:value-type="float">
            <text:p>42534</text:p>
          </table:table-cell>
          <table:table-cell table:formula="of:=SUM([.F1061:.F1085])" office:value-type="float" office:value="1200" calcext:value-type="float">
            <text:p>1200</text:p>
          </table:table-cell>
          <table:table-cell office:value-type="float" office:value="12434" calcext:value-type="float">
            <text:p>12434</text:p>
          </table:table-cell>
          <table:table-cell office:value-type="float" office:value="313070" calcext:value-type="float">
            <text:p>313070</text:p>
          </table:table-cell>
          <table:table-cell table:formula="of:=SUM([.I1061:.I1085])" office:value-type="float" office:value="16172" calcext:value-type="float">
            <text:p>16172</text:p>
          </table:table-cell>
          <table:table-cell table:formula="of:=SUM([.J1061:.J1085])" office:value-type="float" office:value="26362" calcext:value-type="float">
            <text:p>26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93" calcext:value-type="float">
            <text:p>99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749" calcext:value-type="float">
            <text:p>7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92" calcext:value-type="float">
            <text:p>69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64" calcext:value-type="float">
            <text:p>4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893" calcext:value-type="float">
            <text:p>389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108" calcext:value-type="float">
            <text:p>1108</text:p>
          </table:table-cell>
          <table:table-cell office:value-type="float" office:value="2785" calcext:value-type="float">
            <text:p>278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76" calcext:value-type="float">
            <text:p>67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26" calcext:value-type="float">
            <text:p>32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879" calcext:value-type="float">
            <text:p>87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641" calcext:value-type="float">
            <text:p>6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646" calcext:value-type="float">
            <text:p>2646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 office:value-type="float" office:value="1773" calcext:value-type="float">
            <text:p>17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990" calcext:value-type="float">
            <text:p>28990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1580" calcext:value-type="float">
            <text:p>11580</text:p>
          </table:table-cell>
          <table:table-cell office:value-type="float" office:value="17410" calcext:value-type="float">
            <text:p>174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 office:value-type="float" office:value="304" calcext:value-type="float">
            <text:p>3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8" calcext:value-type="float">
            <text:p>1618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378" calcext:value-type="float">
            <text:p>13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47" calcext:value-type="float">
            <text:p>34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13" calcext:value-type="float">
            <text:p>9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818" calcext:value-type="float">
            <text:p>8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3" calcext:value-type="date">
            <text:p>2020-05-03</text:p>
          </table:table-cell>
          <table:table-cell table:formula="of:=SUM([.E1087:.E1111])" office:value-type="float" office:value="45928" calcext:value-type="float">
            <text:p>45928</text:p>
          </table:table-cell>
          <table:table-cell table:formula="of:=SUM([.F1087:.F1111])" office:value-type="float" office:value="1286" calcext:value-type="float">
            <text:p>1286</text:p>
          </table:table-cell>
          <table:table-cell office:value-type="float" office:value="13550" calcext:value-type="float">
            <text:p>13550</text:p>
          </table:table-cell>
          <table:table-cell office:value-type="float" office:value="329168" calcext:value-type="float">
            <text:p>329168</text:p>
          </table:table-cell>
          <table:table-cell table:formula="of:=SUM([.I1087:.I1111])" office:value-type="float" office:value="16730" calcext:value-type="float">
            <text:p>16730</text:p>
          </table:table-cell>
          <table:table-cell table:formula="of:=SUM([.J1087:.J1111])" office:value-type="float" office:value="29198" calcext:value-type="float">
            <text:p>29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4" calcext:value-type="float">
            <text:p>16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14" calcext:value-type="float">
            <text:p>101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92" calcext:value-type="float">
            <text:p>69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3" calcext:value-type="float">
            <text:p>14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979" calcext:value-type="float">
            <text:p>397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34" calcext:value-type="float">
            <text:p>23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99" calcext:value-type="float">
            <text:p>19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88" calcext:value-type="float">
            <text:p>68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524" calcext:value-type="float">
            <text:p>52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65" calcext:value-type="float">
            <text:p>965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763" calcext:value-type="float">
            <text:p>276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842" calcext:value-type="float">
            <text:p>298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502" calcext:value-type="float">
            <text:p>150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33" calcext:value-type="float">
            <text:p>13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752" calcext:value-type="float">
            <text:p>175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2" calcext:value-type="float">
            <text:p>1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6" calcext:value-type="float">
            <text:p>296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1" calcext:value-type="float">
            <text:p>14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47" calcext:value-type="float">
            <text:p>347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53" calcext:value-type="float">
            <text:p>95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4" calcext:value-type="date">
            <text:p>2020-05-04</text:p>
          </table:table-cell>
          <table:table-cell office:value-type="float" office:value="47372" calcext:value-type="float">
            <text:p>47372</text:p>
          </table:table-cell>
          <table:table-cell office:value-type="float" office:value="1344" calcext:value-type="float">
            <text:p>1344</text:p>
          </table:table-cell>
          <table:table-cell office:value-type="float" office:value="14427" calcext:value-type="float">
            <text:p>14427</text:p>
          </table:table-cell>
          <table:table-cell office:value-type="float" office:value="338120" calcext:value-type="float">
            <text:p>3381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4"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59" calcext:value-type="float">
            <text:p>1159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style-name="ce4" office:value-type="float" office:value="901" calcext:value-type="float">
            <text:p>9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763" calcext:value-type="float">
            <text:p>76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style-name="ce4" office:value-type="float" office:value="528" calcext:value-type="float">
            <text:p>52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style-name="ce4" office:value-type="float" office:value="118" calcext:value-type="float">
            <text:p>11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style-name="ce4" office:value-type="float" office:value="246" calcext:value-type="float">
            <text:p>246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4245" calcext:value-type="float">
            <text:p>424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style-name="ce4" office:value-type="float" office:value="3090" calcext:value-type="float">
            <text:p>309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4" office:value-type="float" office:value="240" calcext:value-type="float">
            <text:p>24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698" calcext:value-type="float">
            <text:p>69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4"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587" calcext:value-type="float">
            <text:p>58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style-name="ce4" office:value-type="float" office:value="399" calcext:value-type="float">
            <text:p>39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62" calcext:value-type="float">
            <text:p>106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style-name="ce4" office:value-type="float" office:value="817" calcext:value-type="float">
            <text:p>81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08" calcext:value-type="float">
            <text:p>300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table:style-name="ce4" office:value-type="float" office:value="2112" calcext:value-type="float">
            <text:p>211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339" calcext:value-type="float">
            <text:p>32339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2294" calcext:value-type="float">
            <text:p>12294</text:p>
          </table:table-cell>
          <table:table-cell table:style-name="ce4" office:value-type="float" office:value="20045" calcext:value-type="float">
            <text:p>200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95" calcext:value-type="float">
            <text:p>159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244" calcext:value-type="float">
            <text:p>1244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4"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04" calcext:value-type="float">
            <text:p>1804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style-name="ce4" office:value-type="float" office:value="1545" calcext:value-type="float">
            <text:p>15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style-name="ce4"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78" calcext:value-type="float">
            <text:p>3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style-name="ce4" office:value-type="float" office:value="303" calcext:value-type="float">
            <text:p>30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32" calcext:value-type="float">
            <text:p>103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style-name="ce4" office:value-type="float" office:value="907" calcext:value-type="float">
            <text:p>9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5" calcext:value-type="date">
            <text:p>2020-05-05</text:p>
          </table:table-cell>
          <table:table-cell table:formula="of:=SUM([.E1139:.E1163])" office:value-type="float" office:value="51189" calcext:value-type="float">
            <text:p>51189</text:p>
          </table:table-cell>
          <table:table-cell table:formula="of:=SUM([.F1139:.F1163])" office:value-type="float" office:value="1444" calcext:value-type="float">
            <text:p>1444</text:p>
          </table:table-cell>
          <table:table-cell office:value-type="float" office:value="15413" calcext:value-type="float">
            <text:p>15413</text:p>
          </table:table-cell>
          <table:table-cell office:value-type="float" office:value="355390" calcext:value-type="float">
            <text:p>355390</text:p>
          </table:table-cell>
          <table:table-cell table:formula="of:=SUM([.I1139:.I1163])" office:value-type="float" office:value="17714" calcext:value-type="float">
            <text:p>17714</text:p>
          </table:table-cell>
          <table:table-cell table:formula="of:=SUM([.J1139:.J1163])" office:value-type="float" office:value="33475" calcext:value-type="float">
            <text:p>33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53" calcext:value-type="float">
            <text:p>15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56" calcext:value-type="float">
            <text:p>1256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990" calcext:value-type="float">
            <text:p>9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90" calcext:value-type="float">
            <text:p>79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office:value-type="float" office:value="542" calcext:value-type="float">
            <text:p>5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04" calcext:value-type="float">
            <text:p>4404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237" calcext:value-type="float">
            <text:p>1237</text:p>
          </table:table-cell>
          <table:table-cell office:value-type="float" office:value="3167" calcext:value-type="float">
            <text:p>31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08" calcext:value-type="float">
            <text:p>70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443" calcext:value-type="float">
            <text:p>4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632" calcext:value-type="float">
            <text:p>63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444" calcext:value-type="float">
            <text:p>4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119" calcext:value-type="float">
            <text:p>1119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float" office:value="850" calcext:value-type="float">
            <text:p>8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27" calcext:value-type="float">
            <text:p>3127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7" calcext:value-type="float">
            <text:p>897</text:p>
          </table:table-cell>
          <table:table-cell office:value-type="float" office:value="2230" calcext:value-type="float">
            <text:p>22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5299" calcext:value-type="float">
            <text:p>35299</text:p>
          </table:table-cell>
          <table:table-cell office:value-type="float" office:value="613" calcext:value-type="float">
            <text:p>613</text:p>
          </table:table-cell>
          <table:table-cell table:number-columns-repeated="2"/>
          <table:table-cell office:value-type="float" office:value="12935" calcext:value-type="float">
            <text:p>12935</text:p>
          </table:table-cell>
          <table:table-cell office:value-type="float" office:value="22364" calcext:value-type="float">
            <text:p>223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59" calcext:value-type="float">
            <text:p>1559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211" calcext:value-type="float">
            <text:p>1211</text:p>
          </table:table-cell>
          <table:table-cell office:value-type="float" office:value="348" calcext:value-type="float">
            <text:p>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914" calcext:value-type="float">
            <text:p>1914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1643" calcext:value-type="float">
            <text:p>16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202" calcext:value-type="float">
            <text:p>2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3" calcext:value-type="float">
            <text:p>44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68" calcext:value-type="float">
            <text:p>36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076" calcext:value-type="float">
            <text:p>107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949" calcext:value-type="float">
            <text:p>9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6" calcext:value-type="date">
            <text:p>2020-05-06</text:p>
          </table:table-cell>
          <table:table-cell table:formula="of:=SUM([.E1165:.E1189])" office:value-type="float" office:value="54817" calcext:value-type="float">
            <text:p>54817</text:p>
          </table:table-cell>
          <table:table-cell table:formula="of:=SUM([.F1165:.F1189])" office:value-type="float" office:value="1533" calcext:value-type="float">
            <text:p>1533</text:p>
          </table:table-cell>
          <table:table-cell office:value-type="float" office:value="17527" calcext:value-type="float">
            <text:p>17527</text:p>
          </table:table-cell>
          <table:table-cell office:value-type="float" office:value="374641" calcext:value-type="float">
            <text:p>374641</text:p>
          </table:table-cell>
          <table:table-cell table:formula="of:=SUM([.I1165:.I1189])" office:value-type="float" office:value="18504" calcext:value-type="float">
            <text:p>18504</text:p>
          </table:table-cell>
          <table:table-cell table:formula="of:=SUM([.J1165:.J1189])" office:value-type="float" office:value="36313" calcext:value-type="float">
            <text:p>36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07" calcext:value-type="float">
            <text:p>1307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float" office:value="1032" calcext:value-type="float">
            <text:p>10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14" calcext:value-type="float">
            <text:p>81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558" calcext:value-type="float">
            <text:p>5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232" calcext:value-type="float">
            <text:p>2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678" calcext:value-type="float">
            <text:p>4678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330" calcext:value-type="float">
            <text:p>1330</text:p>
          </table:table-cell>
          <table:table-cell office:value-type="float" office:value="3348" calcext:value-type="float">
            <text:p>3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float" office:value="584" calcext:value-type="float">
            <text:p>58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460" calcext:value-type="float">
            <text:p>4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206" calcext:value-type="float">
            <text:p>1206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office:value-type="float" office:value="925" calcext:value-type="float">
            <text:p>9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268" calcext:value-type="float">
            <text:p>3268</text:p>
          </table:table-cell>
          <table:table-cell office:value-type="float" office:value="318" calcext:value-type="float">
            <text:p>318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365" calcext:value-type="float">
            <text:p>236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7606" calcext:value-type="float">
            <text:p>37606</text:p>
          </table:table-cell>
          <table:table-cell office:value-type="float" office:value="636" calcext:value-type="float">
            <text:p>636</text:p>
          </table:table-cell>
          <table:table-cell table:number-columns-repeated="2"/>
          <table:table-cell office:value-type="float" office:value="13639" calcext:value-type="float">
            <text:p>13639</text:p>
          </table:table-cell>
          <table:table-cell office:value-type="float" office:value="23967" calcext:value-type="float">
            <text:p>239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6" calcext:value-type="float">
            <text:p>1666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08" calcext:value-type="float">
            <text:p>1308</text:p>
          </table:table-cell>
          <table:table-cell office:value-type="float" office:value="358" calcext:value-type="float">
            <text:p>3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5" calcext:value-type="float">
            <text:p>15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214" calcext:value-type="float">
            <text:p>221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 office:value-type="float" office:value="1930" calcext:value-type="float">
            <text:p>19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76" calcext:value-type="float">
            <text:p>3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169" calcext:value-type="float">
            <text:p>1169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13" calcext:value-type="float">
            <text:p>10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7" calcext:value-type="date">
            <text:p>2020-05-07</text:p>
          </table:table-cell>
          <table:table-cell table:formula="of:=SUM([.E1191:.E1215])" office:value-type="float" office:value="58526" calcext:value-type="float">
            <text:p>58526</text:p>
          </table:table-cell>
          <table:table-cell table:formula="of:=SUM([.F1191:.F1215])" office:value-type="float" office:value="1627" calcext:value-type="float">
            <text:p>1627</text:p>
          </table:table-cell>
          <table:table-cell office:value-type="float" office:value="18388" calcext:value-type="float">
            <text:p>18388</text:p>
          </table:table-cell>
          <table:table-cell office:value-type="float" office:value="389494" calcext:value-type="float">
            <text:p>389494</text:p>
          </table:table-cell>
          <table:table-cell table:formula="of:=SUM([.I1191:.I1215])" office:value-type="float" office:value="19508" calcext:value-type="float">
            <text:p>19508</text:p>
          </table:table-cell>
          <table:table-cell table:formula="of:=SUM([.J1191:.J1215])" office:value-type="float" office:value="39018" calcext:value-type="float">
            <text:p>39018</text:p>
          </table:table-cell>
          <table:table-cell table:number-columns-repeated="9"/>
        </table:table-row>
        <table:table-row table:style-name="ro1" table:number-rows-repeated="1047359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M1190:peru.R121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6:26:03.5192229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07T16:32:42.532807530</dc:date>
    <dc:creator>Jesus Castagnetto</dc:creator>
    <meta:editing-duration>PT12H13M43S</meta:editing-duration>
    <meta:editing-cycles>90</meta:editing-cycles>
    <meta:generator>LibreOffice/6.4.3.2$Linux_X86_64 LibreOffice_project/40$Build-2</meta:generator>
    <meta:document-statistic meta:table-count="1" meta:cell-count="8238" meta:object-count="0"/>
  </office:meta>
</office:document-meta>
</file>